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color="#00008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 ) realizar respaldo de las librerías que existen actualmente en QA. </text:p>
      <text:p text:style-name="Standard">http://hpux.connect.org.uk/hppd/cgi-bin/search?package=on&amp;description=on&amp;term=perl+language&amp;Search=Search</text:p>
      <text:p text:style-name="Standard">2 ) tener a la mano, la forma de volver a instalar perl 5.8. </text:p>
      <text:p text:style-name="Standard">3 ) Revisar cuales son los script que se ejecutan en calls y probarlos. (hacer listado y obtener librerias) </text:p>
      <text:p text:style-name="Standard">4 ) revisar dependencias del .depot perl 5.10.1 </text:p>
      <text:p text:style-name="Standard">4 ) llevar el .depot 5.10.10 revisar si se puede instalar en QA </text:p>
      <text:p text:style-name="Standard">http://hpux.connect.org.uk/hppd/hpux/Languages/perl-5.10.1/</text:p>
      <text:p text:style-name="Standard">6 ) verificar todos los scripts de calls compilen y se ejecuten con esa librería. </text:p>
      <text:p text:style-name="Standard"/>
      <text:p text:style-name="Standard">Dependencias. </text:p>
      <text:p text:style-name="Standard"/>
      <text:p text:style-name="Standard">Perl 5.10.1 </text:p>
      <text:p text:style-name="Standard"><text:tab/><text:span text:style-name="T1">db </text:span></text:p>
      <text:p text:style-name="Standard"><text:tab/><text:tab/>make </text:p>
      <text:p text:style-name="Standard"><text:tab/><text:tab/>tcltk </text:p>
      <text:p text:style-name="Standard"><text:tab/><text:tab/><text:tab/>expat </text:p>
      <text:p text:style-name="Standard"><text:tab/><text:tab/><text:tab/><text:tab/>make </text:p>
      <text:p text:style-name="Standard"><text:tab/><text:tab/><text:tab/>fontconfig </text:p>
      <text:p text:style-name="Standard"><text:tab/><text:tab/><text:tab/><text:tab/>expat </text:p>
      <text:p text:style-name="Standard"><text:tab/><text:tab/><text:tab/><text:tab/>freetype </text:p>
      <text:p text:style-name="Standard"><text:tab/><text:tab/><text:tab/><text:tab/>gettext </text:p>
      <text:p text:style-name="Standard"><text:tab/><text:tab/><text:tab/><text:tab/>libiconv </text:p>
      <text:p text:style-name="Standard"><text:tab/><text:tab/><text:tab/><text:tab/>make </text:p>
      <text:p text:style-name="Standard"><text:tab/><text:tab/><text:tab/><text:tab/>zlib </text:p>
      <text:p text:style-name="Standard"><text:tab/><text:tab/><text:tab/>freetype </text:p>
      <text:p text:style-name="Standard"><text:tab/><text:tab/><text:tab/><text:tab/>make </text:p>
      <text:p text:style-name="Standard"><text:tab/><text:tab/><text:tab/><text:tab/>python </text:p>
      <text:p text:style-name="Standard"><text:tab/><text:tab/><text:tab/><text:tab/>zlib </text:p>
      <text:p text:style-name="Standard"><text:tab/><text:tab/><text:tab/>gettext </text:p>
      <text:p text:style-name="Standard"><text:tab/><text:tab/><text:tab/><text:tab/>bison </text:p>
      <text:p text:style-name="Standard"><text:tab/><text:tab/><text:tab/><text:tab/>flex </text:p>
      <text:p text:style-name="Standard"><text:tab/><text:tab/><text:tab/><text:tab/>libiconv </text:p>
      <text:p text:style-name="Standard"><text:tab/><text:tab/><text:tab/><text:tab/>make </text:p>
      <text:p text:style-name="Standard"><text:tab/><text:tab/><text:tab/>libXft </text:p>
      <text:p text:style-name="Standard"><text:tab/><text:tab/><text:tab/><text:tab/>expat </text:p>
      <text:p text:style-name="Standard"><text:tab/><text:tab/><text:tab/><text:tab/>fontconfig </text:p>
      <text:p text:style-name="Standard"><text:tab/><text:tab/><text:tab/><text:tab/>freetype </text:p>
      <text:p text:style-name="Standard"><text:tab/><text:tab/><text:tab/><text:tab/>gettext </text:p>
      <text:p text:style-name="Standard"><text:tab/><text:tab/><text:tab/><text:tab/>libXrender </text:p>
      <text:p text:style-name="Standard"><text:tab/><text:tab/><text:tab/><text:tab/>libiconv </text:p>
      <text:p text:style-name="Standard"><text:tab/><text:tab/><text:tab/><text:tab/>make </text:p>
      <text:p text:style-name="Standard"><text:tab/><text:tab/><text:tab/><text:tab/>zlib<text:tab/><text:tab/><text:tab/> </text:p>
      <text:p text:style-name="Standard"><text:tab/><text:tab/><text:tab/>libXrender </text:p>
      <text:p text:style-name="Standard"><text:tab/><text:tab/><text:tab/><text:tab/>make </text:p>
      <text:p text:style-name="Standard"><text:tab/><text:tab/><text:tab/><text:tab/>renderproto </text:p>
      <text:p text:style-name="Standard"><text:tab/><text:tab/><text:tab/>libiconv </text:p>
      <text:p text:style-name="Standard"><text:tab/><text:tab/><text:tab/><text:tab/>gettext </text:p>
      <text:p text:style-name="Standard"><text:tab/><text:tab/><text:tab/><text:tab/>make </text:p>
      <text:p text:style-name="Standard"><text:soft-page-break/><text:tab/><text:tab/><text:tab/>make </text:p>
      <text:p text:style-name="Standard"><text:tab/><text:tab/><text:tab/>renderproto </text:p>
      <text:p text:style-name="Standard"><text:tab/><text:tab/><text:tab/><text:tab/>make </text:p>
      <text:p text:style-name="Standard"><text:tab/><text:tab/><text:tab/>zlib </text:p>
      <text:p text:style-name="Standard"><text:tab/><text:tab/><text:tab/><text:tab/>make </text:p>
      <text:p text:style-name="Standard"/>
      <text:p text:style-name="Standard"><text:tab/><text:span text:style-name="T1">expat </text:span></text:p>
      <text:p text:style-name="Standard"><text:tab/><text:tab/>make </text:p>
      <text:p text:style-name="Standard"><text:span text:style-name="T1"><text:tab/>gdbm</text:span><text:tab/> </text:p>
      <text:p text:style-name="Standard"><text:tab/><text:tab/>make </text:p>
      <text:p text:style-name="Standard"/>
      <text:p text:style-name="Standard">2 ) llevar el código fuente de perl. y compilarlo. </text:p>
      <text:p text:style-name="Standard"><text:tab/>2.1 ) revisar tener la dependencias. </text:p>
      <text:p text:style-name="Standard"><text:tab/><text:tab/>2.1.1 )Install db <text:s text:c="4"/>--&gt; http://hpux.connect.org.uk/hppd/hpux/Development/Tools/db-4.8.24/ </text:p>
      <text:p text:style-name="Standard"><text:tab/><text:tab/><text:tab/>2.1.1.2 ) Install tcltk --&gt; http://hpux.connect.org.uk/hppd/hpux/Tcl/tcltk-8.5.7/ </text:p>
      <text:p text:style-name="Standard"><text:tab/><text:tab/>2.1.2 )Install expact --&gt; http://hpux.connect.org.uk/hppd/hpux/Development/Tools/expat-2.0.1/ </text:p>
      <text:p text:style-name="Standard"><text:tab/><text:tab/>2.1.3 )Install gdbm <text:s text:c="2"/>--&gt; http://hpux.connect.org.uk/hppd/hpux/Gnu/gdbm-1.8.3/ </text:p>
      <text:p text:style-name="Standard"><text:tab/><text:tab/>2.1.4 )Install make <text:s text:c="2"/>--&gt; http://hpux.connect.org.uk/hppd/hpux/Gnu/make-3.81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0T23:51:50</meta:creation-date>
    <dc:date>2010-03-11T07:08:44</dc:date>
    <meta:editing-duration>PT00H03M25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2" meta:paragraph-count="62" meta:word-count="178" meta:character-count="1615"/>
  </office:meta>
</office:document-meta>
</file>